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2.72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7.24cm" svg:x="0.229cm" svg:y="1.879cm">
            <text:p text:style-name="P1"><text:s text:c="14"/>?</text:p>
            <text:p text:style-name="P1"/>
            <text:p text:style-name="P1"/>
            <text:p text:style-name="P1"/>
            <text:p text:style-name="P1"/>
            <text:p text:style-name="P1">?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74cm" svg:height="3.581cm" svg:x="0.203cm" svg:y="1.853cm">
            <text:p text:style-name="P1">&lt;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22cm" svg:height="2.003cm" svg:x="2.089cm" svg:y="5.055cm">
            <draw:text-box>
              <text:p text:style-name="P2">(m/2, n/2)</text:p>
            </draw:text-box>
          </draw:frame>
        </draw:g>
        <draw:g>
          <draw:custom-shape draw:style-name="gr1" draw:text-style-name="P1" draw:layer="layout" svg:width="6.096cm" svg:height="7.24cm" svg:x="8.357cm" svg:y="1.866cm">
            <text:p text:style-name="P1">?</text:p>
            <text:p text:style-name="P1"/>
            <text:p text:style-name="P1"/>
            <text:p text:style-name="P1"/>
            <text:p text:style-name="P1"/>
            <text:p text:style-name="P1"/>
            <text:p text:style-name="P1">? <text:s text:c="14"/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074cm" svg:height="3.581cm" svg:x="11.379cm" svg:y="5.525cm">
            <text:p text:style-name="P1">&gt;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22cm" svg:height="2.003cm" svg:x="10.217cm" svg:y="5.042cm">
            <draw:text-box>
              <text:p text:style-name="P2">(m/2, n/2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16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3:30:00</meta:creation-date>
    <dc:date>2013-04-26T13:59:47</dc:date>
    <meta:editing-duration>PT22M33S</meta:editing-duration>
    <meta:editing-cycles>5</meta:editing-cycles>
    <meta:generator>LibreOffice/3.5$MacOSX_x86 LibreOffice_project/e0fbe70-dcba98b-297ab39-994e618-0f858f0</meta:generator>
    <meta:document-statistic meta:object-count="8"/>
  </office:meta>
</office:document-meta>
</file>